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D4000006839A27727697900E8B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82c" officeooo:paragraph-rsid="0002982c"/>
    </style:style>
    <style:style style:name="P2" style:family="paragraph" style:parent-style-name="Standard">
      <style:text-properties officeooo:rsid="000477f6" officeooo:paragraph-rsid="000477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16.773cm" draw:z-index="0"><draw:image xlink:href="Pictures/10000201000006D4000006839A27727697900E8B.png" xlink:type="simple" xlink:show="embed" xlink:actuate="onLoad" loext:mime-type="image/png"/></draw:frame></text:p>
      <text:p text:style-name="P1">entity + repository = model</text:p>
      <text:p text:style-name="P1"/>
      <text:p text:style-name="P2">Design pattern Mvx :</text:p>
      <text:p text:style-name="P2">-MVC</text:p>
      <text:p text:style-name="P2">-MVT</text:p>
      <text:p text:style-name="P2">-MVVM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9T08:51:13.311861237</meta:creation-date>
    <dc:date>2020-06-22T16:07:26.117701078</dc:date>
    <meta:editing-duration>PT31M21S</meta:editing-duration>
    <meta:editing-cycles>3</meta:editing-cycles>
    <meta:generator>LibreOffice/6.3.5.2$Linux_X86_64 LibreOffice_project/30$Build-2</meta:generator>
    <meta:document-statistic meta:table-count="0" meta:image-count="1" meta:object-count="0" meta:page-count="1" meta:paragraph-count="5" meta:word-count="12" meta:character-count="60" meta:non-whitespace-character-count="53"/>
  </office:meta>
</office:document-meta>
</file>